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5" style:family="table-cell" style:parent-style-name="Default" style:data-style-name="N99"/>
    <style:style style:name="ce6" style:family="table-cell" style:parent-style-name="Default" style:data-style-name="N37"/>
    <style:style style:name="ce3" style:family="table-cell" style:parent-style-name="Default" style:data-style-name="N99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insert_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ecimal</text:p>
          </table:table-cell>
          <table:table-cell table:style-name="Default" office:value-type="string" calcext:value-type="string">
            <text:p>bool</text:p>
          </table:table-cell>
          <table:table-cell office:value-type="string" calcext:value-type="string">
            <text:p>varchar</text:p>
          </table:table-cell>
          <table:table-cell table:style-name="Default" office:value-type="string" calcext:value-type="string">
            <text:p>dateti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ne 2 updated</text:p>
          </table:table-cell>
          <table:table-cell table:formula="of:=DATE(2020; 1; 1)" office:value-type="date" office:date-value="2020-01-01" calcext:value-type="date">
            <text:p>01/01/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23" calcext:value-type="float">
            <text:p>9.12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ine 4 updated</text:p>
          </table:table-cell>
          <table:table-cell table:formula="of:=+[.E2]" office:value-type="date" office:date-value="2020-01-01" calcext:value-type="date">
            <text:p>01/01/20</text:p>
          </table:table-cell>
        </table:table-row>
      </table:table>
      <table:table table:name="insert_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ecimal</text:p>
          </table:table-cell>
          <table:table-cell table:style-name="Default" office:value-type="string" calcext:value-type="string">
            <text:p>bool</text:p>
          </table:table-cell>
          <table:table-cell office:value-type="string" calcext:value-type="string">
            <text:p>varchar</text:p>
          </table:table-cell>
          <table:table-cell table:style-name="Default" office:value-type="string" calcext:value-type="string">
            <text:p>dateti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ne 2 updated</text:p>
          </table:table-cell>
          <table:table-cell table:formula="of:=DATE(2020; 1; 1)" office:value-type="date" office:date-value="2020-01-01" calcext:value-type="date">
            <text:p>01/01/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23" calcext:value-type="float">
            <text:p>9.12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ine 4 updated</text:p>
          </table:table-cell>
          <table:table-cell table:formula="of:=+[.E2]" office:value-type="date" office:date-value="2020-01-01" calcext:value-type="date">
            <text:p>01/01/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21:56:10.229386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9:48:38.330505699</meta:creation-date>
    <meta:generator>LibreOffice/6.0.7.3$Linux_X86_64 LibreOffice_project/00m0$Build-3</meta:generator>
    <dc:date>2019-11-03T21:56:17.838893300</dc:date>
    <meta:editing-duration>PT13M42S</meta:editing-duration>
    <meta:editing-cycles>5</meta:editing-cycles>
    <meta:document-statistic meta:table-count="2" meta:cell-count="30" meta:object-count="0"/>
  </office:meta>
</office:document-meta>
</file>